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rsid="000f73a7" officeooo:paragraph-rsid="000f73a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25pt" fo:letter-spacing="normal" fo:font-style="normal" fo:font-weight="normal" officeooo:rsid="000f73a7" officeooo:paragraph-rsid="0011d158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25pt" fo:letter-spacing="normal" fo:font-style="normal" fo:font-weight="normal" officeooo:rsid="0010e53e" officeooo:paragraph-rsid="000f73a7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25pt" fo:letter-spacing="normal" fo:font-style="normal" fo:font-weight="normal" officeooo:rsid="0011d158" officeooo:paragraph-rsid="0011d158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 officeooo:rsid="000f73a7" officeooo:paragraph-rsid="000f73a7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 officeooo:rsid="000f73a7" officeooo:paragraph-rsid="0011d158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 officeooo:rsid="0010e53e" officeooo:paragraph-rsid="000f73a7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 officeooo:rsid="0011d158" officeooo:paragraph-rsid="0011d158"/>
    </style:style>
    <style:style style:name="T1" style:family="text">
      <style:text-properties fo:font-variant="normal" fo:text-transform="none" style:font-name="apple-system" fo:font-size="9.25pt" fo:letter-spacing="normal" fo:font-style="normal" fo:font-weight="normal"/>
    </style:style>
    <style:style style:name="T2" style:family="text">
      <style:text-properties fo:font-variant="normal" fo:text-transform="none" style:font-name="apple-system" fo:font-size="9.25pt" fo:letter-spacing="normal" fo:font-style="normal" fo:font-weight="normal" officeooo:rsid="0010e53e"/>
    </style:style>
    <style:style style:name="T3" style:family="text">
      <style:text-properties fo:font-variant="normal" fo:text-transform="none" style:font-name="apple-system" fo:letter-spacing="normal" fo:font-style="normal" fo:font-weight="normal"/>
    </style:style>
    <style:style style:name="T4" style:family="text">
      <style:text-properties fo:font-variant="normal" fo:text-transform="none" style:font-name="apple-system" fo:letter-spacing="normal" fo:font-style="normal" fo:font-weight="normal" officeooo:rsid="0010e53e"/>
    </style:style>
    <style:style style:name="T5" style:family="text">
      <style:text-properties fo:font-variant="normal" fo:text-transform="none" style:font-name="apple-system" fo:font-size="9.30000019073486pt" fo:letter-spacing="normal" fo:language="fr" fo:country="FR" fo:font-style="normal" fo:font-weight="normal"/>
    </style:style>
    <style:style style:name="T6" style:family="text">
      <style:text-properties fo:font-variant="normal" fo:text-transform="none" style:font-name="apple-system" fo:font-size="9.30000019073486pt" fo:letter-spacing="normal" fo:language="fr" fo:country="FR" fo:font-style="normal" fo:font-weight="normal" officeooo:rsid="0010e53e"/>
    </style:style>
    <style:style style:name="T7" style:family="text">
      <style:text-properties officeooo:rsid="0010e53e"/>
    </style:style>
    <style:style style:name="T8" style:family="text">
      <style:text-properties officeooo:rsid="0011d158"/>
    </style:style>
    <style:style style:name="T9" style:family="text">
      <style:text-properties fo:font-size="9.30000019073486pt" fo:language="fr" fo:country="FR"/>
    </style:style>
    <style:style style:name="T10" style:family="text">
      <style:text-properties fo:font-size="9.30000019073486pt" fo:language="fr" fo:country="FR" officeooo:rsid="0011d158"/>
    </style:style>
    <style:style style:name="T11" style:family="text">
      <style:text-properties fo:font-size="9.30000019073486pt" fo:language="fr" fo:country="FR" officeooo:rsid="0010e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spect the @CLAUDE.md at all time On the map on the website, add the housing points that are available in @data/raw/housing.geojson . Preprocess the data by selecting only the housing points that are &lt;= 5 km from a EuroVelo Route, like it has already been done for SNCF train stations in @scripts/preprocess.py . I guess you will also need to export the housing points to a static JSON file like you did for the train stations with @scripts/export_stations_json.py . Display the housing points on the map by little pale blue points. When hovering on a blue point, display a little panel with info about the housing, extracted from @data/raw/housing.geojson : - Housing type - Name - Link to website - Phone number If any of those fields is NULL in the geojson, write "non renseigné" in italic. The panel for the housing points will be similar to the route-hover-panel already implemented see @static/css/style.css and @static/js/map.js Write a detailed plan, implement, update all the .md files accordingly and push the changes on a new branch "housing-points"</text:p>
      <text:p text:style-name="P5"/>
      <text:p text:style-name="P5"/>
      <text:p text:style-name="P6">Crédits</text:p>
      <text:p text:style-name="P6"/>
      <text:p text:style-name="P6"><text:span text:style-name="T8">Réutilisations de d</text:span>onnées Open Data : </text:p>
      <text:p text:style-name="P6"/>
      <text:p text:style-name="P1"><text:span text:style-name="T5">- </text:span><text:a xlink:type="simple" xlink:href="https://defis.data.gouv.fr/datasets/65d81858179dc96581d981db" text:style-name="Internet_20_link" text:visited-style-name="Visited_20_Internet_20_Link"><text:span text:style-name="T5">Gares de voyageurs SNCF</text:span></text:a></text:p>
      <text:p text:style-name="P1"><text:span text:style-name="T6">- Hébergements : OpenStreetMap, extraits avec </text:span><text:a xlink:type="simple" xlink:href="https://geodatamine.fr/" text:style-name="Internet_20_link" text:visited-style-name="Visited_20_Internet_20_Link"><text:span text:style-name="T6">GéoDataMine</text:span></text:a></text:p>
      <text:p text:style-name="P8"/>
      <text:p text:style-name="P3"><text:span text:style-name="T9">Traces gpx et description</text:span><text:span text:style-name="T10">s</text:span><text:span text:style-name="T9"> des routes EuroVelo : </text:span><text:a xlink:type="simple" xlink:href="https://www.francevelotourisme.com/conseils/preparer-mon-voyage-a-velo/eurovelo-france" text:style-name="Internet_20_link" text:visited-style-name="Visited_20_Internet_20_Link"><text:span text:style-name="T10">France Vélo Tourisme</text:span></text:a></text:p>
      <text:p text:style-name="P8"/>
      <text:p text:style-name="P2"><text:span text:style-name="T11">Itinéraires en train : </text:span><text:a xlink:type="simple" xlink:href="https://transitous.org/" text:style-name="Internet_20_link" text:visited-style-name="Visited_20_Internet_20_Link"><text:span text:style-name="T11">Transitous</text:span></text:a></text:p>
      <text:p text:style-name="P7"/>
      <text:p text:style-name="P4"><text:span text:style-name="T9">Outil créé dans le cadre de l’</text:span><text:a xlink:type="simple" xlink:href="https://www.opendatauniversity.org/" text:style-name="Internet_20_link" text:visited-style-name="Visited_20_Internet_20_Link"><text:span text:style-name="T9">Open Data University</text:span></text:a><text:span text:style-name="T9"> 2026, défi Tourisme en Train.</text:span></text:p>
      <text:p text:style-name="P9"/>
      <text:p text:style-name="P9">Réalisation : Benjamin Karas et Claude Code (soyons honnêtes)</text:p>
      <text:p text:style-name="P9"/>
      <text:p text:style-name="P9">Licence GNU GPL v3</text:p>
      <text:p text:style-name="P9"/>
      <text:p text:style-name="P4"><text:a xlink:type="simple" xlink:href="https://github.com/Komorebi-32/intercyclette" text:style-name="Internet_20_link" text:visited-style-name="Visited_20_Internet_20_Link"><text:span text:style-name="T9">Github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2T15:52:22.704740452</meta:creation-date>
    <meta:editing-duration>PT2H40M43S</meta:editing-duration>
    <meta:editing-cycles>2</meta:editing-cycles>
    <meta:generator>LibreOffice/7.3.7.2$Linux_X86_64 LibreOffice_project/30$Build-2</meta:generator>
    <dc:date>2026-04-12T18:43:14.412658932</dc:date>
    <meta:document-statistic meta:table-count="0" meta:image-count="0" meta:object-count="0" meta:page-count="1" meta:paragraph-count="11" meta:word-count="238" meta:character-count="1455" meta:non-whitespace-character-count="1227"/>
  </office:meta>
</office:document-meta>
</file>